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bdf" officeooo:paragraph-rsid="000e2bdf"/>
    </style:style>
    <style:style style:name="P2" style:family="paragraph" style:parent-style-name="Standard">
      <style:text-properties officeooo:rsid="000ff1a9" officeooo:paragraph-rsid="000ff1a9"/>
    </style:style>
    <style:style style:name="P3" style:family="paragraph" style:parent-style-name="Standard">
      <style:text-properties officeooo:rsid="000ff1a9" officeooo:paragraph-rsid="00171070"/>
    </style:style>
    <style:style style:name="P4" style:family="paragraph" style:parent-style-name="Standard">
      <style:text-properties officeooo:rsid="001446e2" officeooo:paragraph-rsid="001446e2"/>
    </style:style>
    <style:style style:name="P5" style:family="paragraph" style:parent-style-name="Standard">
      <style:text-properties officeooo:rsid="00144f5d" officeooo:paragraph-rsid="00144f5d"/>
    </style:style>
    <style:style style:name="P6" style:family="paragraph" style:parent-style-name="Standard">
      <style:text-properties officeooo:rsid="00187204" officeooo:paragraph-rsid="00187204"/>
    </style:style>
    <style:style style:name="P7" style:family="paragraph" style:parent-style-name="Standard">
      <style:text-properties officeooo:rsid="001a1d6b" officeooo:paragraph-rsid="001a1d6b"/>
    </style:style>
    <style:style style:name="P8" style:family="paragraph" style:parent-style-name="Standard">
      <style:text-properties officeooo:rsid="000fd64f" officeooo:paragraph-rsid="001a1d6b"/>
    </style:style>
    <style:style style:name="P9" style:family="paragraph" style:parent-style-name="Standard">
      <style:text-properties officeooo:rsid="00133e17" officeooo:paragraph-rsid="001a1d6b"/>
    </style:style>
    <style:style style:name="P10" style:family="paragraph" style:parent-style-name="Standard">
      <style:text-properties officeooo:rsid="00188379" officeooo:paragraph-rsid="001a1d6b"/>
    </style:style>
    <style:style style:name="P11" style:family="paragraph" style:parent-style-name="Standard">
      <style:text-properties fo:font-weight="bold" officeooo:rsid="001ec5d5" officeooo:paragraph-rsid="001a1d6b" style:font-weight-asian="bold" style:font-weight-complex="bold"/>
    </style:style>
    <style:style style:name="P12" style:family="paragraph" style:parent-style-name="Standard">
      <style:text-properties officeooo:rsid="00151f66" officeooo:paragraph-rsid="00151f66"/>
    </style:style>
    <style:style style:name="P13" style:family="paragraph" style:parent-style-name="Standard">
      <style:text-properties officeooo:rsid="00171070" officeooo:paragraph-rsid="0024cd63"/>
    </style:style>
    <style:style style:name="P14" style:family="paragraph" style:parent-style-name="Standard">
      <style:text-properties officeooo:rsid="002707a0" officeooo:paragraph-rsid="0027ca5a"/>
    </style:style>
    <style:style style:name="P15" style:family="paragraph" style:parent-style-name="Standard">
      <style:text-properties officeooo:rsid="002c8dc7" officeooo:paragraph-rsid="002c8dc7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0e2bdf" officeooo:paragraph-rsid="000e2bdf" style:font-size-asian="16pt" style:font-weight-asian="bold" style:font-size-complex="16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a1d6b" officeooo:paragraph-rsid="001a1d6b"/>
    </style:style>
    <style:style style:name="P1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33e17" officeooo:paragraph-rsid="001a1d6b"/>
    </style:style>
    <style:style style:name="P19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88379" officeooo:paragraph-rsid="001a1d6b"/>
    </style:style>
    <style:style style:name="P2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ec5d5" officeooo:paragraph-rsid="001a1d6b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1d6b" officeooo:paragraph-rsid="001a1d6b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officeooo:rsid="00133e17" officeooo:paragraph-rsid="001a1d6b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officeooo:rsid="0015aea6" officeooo:paragraph-rsid="001a1d6b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font-style="normal" officeooo:rsid="001622be" officeooo:paragraph-rsid="001a1d6b" style:font-style-asian="normal" style:font-style-complex="normal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a1d6b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dfac8"/>
    </style:style>
    <style:style style:name="P27" style:family="paragraph" style:parent-style-name="Standard">
      <style:paragraph-properties fo:margin-left="0.5in" fo:margin-right="0in" fo:text-indent="0in" style:auto-text-indent="false"/>
      <style:text-properties officeooo:rsid="00191411" officeooo:paragraph-rsid="001a1d6b"/>
    </style:style>
    <style:style style:name="P28" style:family="paragraph" style:parent-style-name="Standard">
      <style:paragraph-properties fo:margin-left="0.5in" fo:margin-right="0in" fo:text-indent="0in" style:auto-text-indent="false"/>
      <style:text-properties officeooo:rsid="001b500e" officeooo:paragraph-rsid="001a1d6b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officeooo:rsid="001dfac8" officeooo:paragraph-rsid="001dfac8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a1d6b" officeooo:paragraph-rsid="001a1d6b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d64f" officeooo:paragraph-rsid="001a1d6b"/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Standard" style:list-style-name="L1">
      <style:text-properties officeooo:rsid="001446e2" officeooo:paragraph-rsid="001446e2"/>
    </style:style>
    <style:style style:name="P34" style:family="paragraph" style:parent-style-name="Standard" style:list-style-name="L2">
      <style:text-properties officeooo:rsid="0027ca5a" officeooo:paragraph-rsid="0027ca5a"/>
    </style:style>
    <style:style style:name="P35" style:family="paragraph" style:parent-style-name="Standard" style:list-style-name="L2">
      <style:text-properties officeooo:rsid="0027ca5a" officeooo:paragraph-rsid="002dc993"/>
    </style:style>
    <style:style style:name="P36" style:family="paragraph" style:parent-style-name="Standard" style:list-style-name="L3">
      <style:text-properties officeooo:rsid="00144f5d" officeooo:paragraph-rsid="00144f5d"/>
    </style:style>
    <style:style style:name="P37" style:family="paragraph" style:parent-style-name="Standard" style:list-style-name="L3">
      <style:text-properties officeooo:rsid="00151f66" officeooo:paragraph-rsid="00151f66"/>
    </style:style>
    <style:style style:name="P38" style:family="paragraph" style:parent-style-name="Standard" style:list-style-name="L3">
      <style:text-properties officeooo:rsid="002c6b5b" officeooo:paragraph-rsid="002c6b5b"/>
    </style:style>
    <style:style style:name="P39" style:family="paragraph" style:parent-style-name="Standard" style:list-style-name="L3">
      <style:text-properties officeooo:rsid="001ed52d" officeooo:paragraph-rsid="001ed52d"/>
    </style:style>
    <style:style style:name="P40" style:family="paragraph" style:parent-style-name="Standard" style:list-style-name="L3">
      <style:text-properties officeooo:rsid="002f977f" officeooo:paragraph-rsid="002f977f"/>
    </style:style>
    <style:style style:name="P41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officeooo:rsid="00133e17" officeooo:paragraph-rsid="001a1d6b"/>
    </style:style>
    <style:style style:name="P42" style:family="paragraph" style:parent-style-name="Standard" style:list-style-name="L4" style:master-page-name="">
      <style:paragraph-properties fo:margin-left="1in" fo:margin-right="0in" fo:text-align="start" style:justify-single-word="false" fo:text-indent="-0.25in" style:auto-text-indent="false" style:page-number="auto"/>
      <style:text-properties officeooo:rsid="00133e17" officeooo:paragraph-rsid="001a1d6b"/>
    </style:style>
    <style:style style:name="P4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1d6b" officeooo:paragraph-rsid="001a1d6b"/>
    </style:style>
    <style:style style:name="P4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356328" officeooo:paragraph-rsid="00356328"/>
    </style:style>
    <style:style style:name="P45" style:family="paragraph" style:parent-style-name="Heading_20_1">
      <style:text-properties style:font-name="Liberation Serif" fo:font-size="14pt" style:font-size-asian="14pt" style:font-size-complex="14pt"/>
    </style:style>
    <style:style style:name="T1" style:family="text">
      <style:text-properties officeooo:rsid="00151f66"/>
    </style:style>
    <style:style style:name="T2" style:family="text">
      <style:text-properties officeooo:rsid="00154d7a"/>
    </style:style>
    <style:style style:name="T3" style:family="text">
      <style:text-properties officeooo:rsid="001a1d6b"/>
    </style:style>
    <style:style style:name="T4" style:family="text">
      <style:text-properties fo:font-weight="bold" officeooo:rsid="001a1d6b" style:font-weight-asian="bold" style:font-weight-complex="bold"/>
    </style:style>
    <style:style style:name="T5" style:family="text">
      <style:text-properties officeooo:rsid="0017dd32"/>
    </style:style>
    <style:style style:name="T6" style:family="text">
      <style:text-properties officeooo:rsid="001622be"/>
    </style:style>
    <style:style style:name="T7" style:family="text">
      <style:text-properties officeooo:rsid="001c5b0a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1c5b0a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d036f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887c1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a1d6b" style:font-style-asian="italic" style:font-style-complex="italic"/>
    </style:style>
    <style:style style:name="T13" style:family="text">
      <style:text-properties officeooo:rsid="001887c1"/>
    </style:style>
    <style:style style:name="T14" style:family="text">
      <style:text-properties fo:font-style="normal" style:text-underline-style="none" officeooo:rsid="001887c1" style:font-style-asian="normal" style:font-style-complex="normal"/>
    </style:style>
    <style:style style:name="T15" style:family="text">
      <style:text-properties officeooo:rsid="001d036f"/>
    </style:style>
    <style:style style:name="T16" style:family="text">
      <style:text-properties officeooo:rsid="001ab87f"/>
    </style:style>
    <style:style style:name="T17" style:family="text">
      <style:text-properties officeooo:rsid="001c8a3b"/>
    </style:style>
    <style:style style:name="T18" style:family="text">
      <style:text-properties officeooo:rsid="001dfac8"/>
    </style:style>
    <style:style style:name="T19" style:family="text">
      <style:text-properties officeooo:rsid="001f2c4c"/>
    </style:style>
    <style:style style:name="T20" style:family="text">
      <style:text-properties officeooo:rsid="00211f7b"/>
    </style:style>
    <style:style style:name="T21" style:family="text">
      <style:text-properties officeooo:rsid="0029469a"/>
    </style:style>
    <style:style style:name="T22" style:family="text">
      <style:text-properties officeooo:rsid="002a1def"/>
    </style:style>
    <style:style style:name="T23" style:family="text">
      <style:text-properties officeooo:rsid="002b7dd8"/>
    </style:style>
    <style:style style:name="T24" style:family="text">
      <style:text-properties officeooo:rsid="002c6b5b"/>
    </style:style>
    <style:style style:name="T25" style:family="text">
      <style:text-properties officeooo:rsid="002c8dc7"/>
    </style:style>
    <style:style style:name="T26" style:family="text">
      <style:text-properties officeooo:rsid="00318f81"/>
    </style:style>
    <style:style style:name="T27" style:family="text">
      <style:text-properties officeooo:rsid="0032b247"/>
    </style:style>
    <style:style style:name="T28" style:family="text">
      <style:text-properties officeooo:rsid="00341db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reating a Site</text:p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__RefHeading___Toc723_611301436" text:style-name="Index_20_Link" text:visited-style-name="Index_20_Link">Requirements<text:tab/>1</text:a></text:p>
          <text:p text:style-name="P32"><text:a xlink:type="simple" xlink:href="#__RefHeading___Toc489_1066991250" text:style-name="Index_20_Link" text:visited-style-name="Index_20_Link">Site_Conf<text:tab/>1</text:a></text:p>
          <text:p text:style-name="P32"><text:a xlink:type="simple" xlink:href="#__RefHeading___Toc1268_611301436" text:style-name="Index_20_Link" text:visited-style-name="Index_20_Link">Directory Structure<text:tab/>1</text:a></text:p>
          <text:p text:style-name="P32"><text:a xlink:type="simple" xlink:href="#__RefHeading___Toc299_825956371" text:style-name="Index_20_Link" text:visited-style-name="Index_20_Link">Images<text:tab/>2</text:a></text:p>
          <text:p text:style-name="P32"><text:a xlink:type="simple" xlink:href="#__RefHeading___Toc303_825956371" text:style-name="Index_20_Link" text:visited-style-name="Index_20_Link">The Data Base<text:tab/>2</text:a></text:p>
          <text:p text:style-name="P32"><text:a xlink:type="simple" xlink:href="#__RefHeading___Toc301_825956371" text:style-name="Index_20_Link" text:visited-style-name="Index_20_Link">Other Considerations<text:tab/>2</text:a></text:p>
          <text:p text:style-name="P32"><text:a xlink:type="simple" xlink:href="#__RefHeading___Toc184_288107137" text:style-name="Index_20_Link" text:visited-style-name="Index_20_Link">A Test Site<text:tab/>2</text:a></text:p>
        </text:index-body>
      </text:table-of-content>
      <text:p text:style-name="P1"/>
      <text:p text:style-name="P1"/>
      <text:h text:style-name="P45" text:outline-level="1"><text:bookmark-start text:name="__RefHeading___Toc723_611301436"/>Requirements<text:bookmark-end text:name="__RefHeading___Toc723_611301436"/></text:h>
      <text:list xml:id="list3720519650" text:style-name="L1">
        <text:list-item>
          <text:p text:style-name="P33">PHP 5.5 or higher</text:p>
        </text:list-item>
        <text:list-item>
          <text:p text:style-name="P33">PostgreSQL 9.3, or</text:p>
        </text:list-item>
        <text:list-item>
          <text:p text:style-name="P33">MySQL 5.6</text:p>
        </text:list-item>
      </text:list>
      <text:p text:style-name="P4">Will probably run on earlier versions of one of the DB managers but not guaranteed.</text:p>
      <text:p text:style-name="P4"/>
      <text:h text:style-name="P45" text:outline-level="1"><text:bookmark-start text:name="__RefHeading___Toc489_1066991250"/>Site_Conf<text:bookmark-end text:name="__RefHeading___Toc489_1066991250"/></text:h>
      <text:p text:style-name="P13">The site_conf.php serves two functions: <text:s/>its location defines OUR_ROOT from which all other directories are defined; and its parms describe the system. <text:s/><text:span text:style-name="T20">S</text:span>ee the sample site_conf.php for more info.</text:p>
      <text:p text:style-name="P13"/>
      <text:h text:style-name="P45" text:outline-level="1"><text:bookmark-start text:name="__RefHeading___Toc1268_611301436"/>Directory Structure<text:bookmark-end text:name="__RefHeading___Toc1268_611301436"/></text:h>
      <text:p text:style-name="P14">The server file structure is logically separated into two groups:</text:p>
      <text:list xml:id="list2764035037" text:style-name="L2">
        <text:list-item>
          <text:p text:style-name="P34">Host Portal: <text:s/>the 'face to the world'<text:line-break/><text:span text:style-name="T21">Usually l</text:span>ocated directly under the DocumentRoot, it contains index.php, pl.php, and (usually) site_conf.php. <text:s/>The index.php file is, of course, read when the site is accessed. <text:s/>It reads site_conf to set up the session then turns over to pl.php, called the “butler” internally (“butler” <text:span text:style-name="T22">serves the “host”</text:span>, get it?). <text:s/>All subsequent access is via the butler, including fetching images, scripts, etc.<text:line-break/><text:line-break/><text:span text:style-name="T23">If the host portal is placed one or more directory levels under the DocumentRoot, the butler is adjusted accordingly to be found here again in subsequent calls. <text:s/>However, the site_conf must be manually adjusted. <text:s/>With this mechanism, different versions of the system or different DBs can be accessed using subdirectories of the URL.<text:line-break/></text:span></text:p>
        </text:list-item>
        <text:list-item>
          <text:p text:style-name="P35">Active System: <text:s/>everything else<text:line-break/>The site_conf maps the location of the rest of the system code, mostly via one or more _INCLUDE[]s. <text:s/>Objects which must be somewhere in an _INCLUDE[] are the subdirectories main/*, lib/*, css/*, scripts/*, and images/* and the files continue.php, prepend.php, <text:span text:style-name="T27">showtime</text:span>.php, and version.php.</text:p>
        </text:list-item>
      </text:list>
      <text:p text:style-name="P5"/>
      <text:p text:style-name="P5"><text:span text:style-name="T1">The</text:span> recommended <text:span text:style-name="T1">directory structure on the server</text:span>:</text:p>
      <text:list xml:id="list2421819484" text:style-name="L3">
        <text:list-item>
          <text:p text:style-name="P36">Server</text:p>
          <text:list>
            <text:list-item>
              <text:p text:style-name="P37">./offline (<text:span text:style-name="T24">site_conf =&gt; </text:span>_INCLUDE<text:span text:style-name="T24">[] = [ROOT]</text:span>../<text:span text:style-name="T24">offline</text:span> <text:span text:style-name="T24">is the only one needed</text:span>)</text:p>
              <text:list>
                <text:list-item>
                  <text:p text:style-name="P37">./<text:span text:style-name="T24">css</text:span></text:p>
                </text:list-item>
                <text:list-item>
                  <text:p text:style-name="P37">./<text:span text:style-name="T24">images</text:span></text:p>
                </text:list-item>
                <text:list-item>
                  <text:p text:style-name="P37"><text:soft-page-break/>./lib</text:p>
                </text:list-item>
                <text:list-item>
                  <text:p text:style-name="P37">./main</text:p>
                </text:list-item>
                <text:list-item>
                  <text:p text:style-name="P37">./<text:span text:style-name="T24">scripts</text:span></text:p>
                </text:list-item>
                <text:list-item>
                  <text:p text:style-name="P37">more_conf.php (site_conf <text:span text:style-name="T24">=&gt;</text:span> _MORE[<text:span text:style-name="T25">] = </text:span>../<text:span text:style-name="T24">offline/more_conf.php)</text:span></text:p>
                </text:list-item>
                <text:list-item>
                  <text:p text:style-name="P37"><text:span text:style-name="T24">continue</text:span>.php</text:p>
                </text:list-item>
                <text:list-item>
                  <text:p text:style-name="P38">prepend.php</text:p>
                </text:list-item>
                <text:list-item>
                  <text:p text:style-name="P38">s<text:span text:style-name="T26">howtime</text:span>.php</text:p>
                </text:list-item>
                <text:list-item>
                  <text:p text:style-name="P38">version.php</text:p>
                </text:list-item>
              </text:list>
            </text:list-item>
            <text:list-item>
              <text:p text:style-name="P37">./<text:span text:style-name="T2">extension (site_conf =&gt; _EXTENSIONS = [ROOT]../extension)</text:span></text:p>
            </text:list-item>
            <text:list-item>
              <text:p text:style-name="P37">./<text:span text:style-name="T16">stash (site_conf =&gt; _STASH = [ROOT]../stash)</text:span></text:p>
              <text:list>
                <text:list-item>
                  <text:p text:style-name="P37">./<text:span text:style-name="T16">refresh (must exist if Save/Refresh .csv is done)</text:span></text:p>
                </text:list-item>
                <text:list-item>
                  <text:p text:style-name="P37">./<text:span text:style-name="T17">prunings (for Logs Prune backup files)</text:span></text:p>
                </text:list-item>
              </text:list>
            </text:list-item>
            <text:list-item>
              <text:p text:style-name="P36"><text:span text:style-name="T3">ProjectLogs (the </text:span>DocumentRoot<text:span text:style-name="T3">)</text:span></text:p>
              <text:list>
                <text:list-item>
                  <text:p text:style-name="P37">index.php</text:p>
                </text:list-item>
                <text:list-item>
                  <text:p text:style-name="P39"><text:span text:style-name="T25">pl</text:span>.php</text:p>
                </text:list-item>
                <text:list-item>
                  <text:p text:style-name="P37">site_conf.php</text:p>
                </text:list-item>
                <text:list-item>
                  <text:p text:style-name="P40">another host portal...</text:p>
                </text:list-item>
              </text:list>
            </text:list-item>
          </text:list>
        </text:list-item>
      </text:list>
      <text:p text:style-name="P12"/>
      <text:p text:style-name="P6">A judicious use of site_conf can create many variations of this structure but be careful.</text:p>
      <text:p text:style-name="P6"/>
      <text:h text:style-name="P45" text:outline-level="1"><text:bookmark-start text:name="__RefHeading___Toc299_825956371"/>Images<text:bookmark-end text:name="__RefHeading___Toc299_825956371"/></text:h>
      <text:p text:style-name="P3">Images needed are add.png, extension.png, logo_main.jpg, <text:span text:style-name="T19">logo.ico</text:span>.</text:p>
      <text:p text:style-name="P3"/>
      <text:h text:style-name="P45" text:outline-level="1"><text:bookmark-start text:name="__RefHeading___Toc303_825956371"/>The Data Base<text:bookmark-end text:name="__RefHeading___Toc303_825956371"/></text:h>
      <text:p text:style-name="P6">Create and initialize the data base. <text:s/>See the DiscussionDB.odt in the DB directory.</text:p>
      <text:p text:style-name="P3"/>
      <text:h text:style-name="P45" text:outline-level="1"><text:bookmark-start text:name="__RefHeading___Toc301_825956371"/>Other Considerations<text:bookmark-end text:name="__RefHeading___Toc301_825956371"/></text:h>
      <text:p text:style-name="P15">The site_conf.php file is usually in the host portal but can be placed in any file system directory above the host portal. <text:s/><text:span text:style-name="T28">If placed above the DocumentRoot, it is not accessible via URL but it does make it impossible to create subdirectory variations</text:span>.</text:p>
      <text:p text:style-name="P2"/>
      <text:h text:style-name="P45" text:outline-level="1"><text:bookmark-start text:name="__RefHeading___Toc184_288107137"/>A Test Site<text:bookmark-end text:name="__RefHeading___Toc184_288107137"/></text:h>
      <text:p text:style-name="P7">To create a testing site on your local machine, you must tell Apache where you are and you should create an SSH certificate, <text:span text:style-name="T25">one for each DocumentRoot</text:span>.</text:p>
      <text:p text:style-name="P7"/>
      <text:p text:style-name="P7">To create a virtual host for Apache, use the following sample and place into &lt;path to&gt;/apache.conf:</text:p>
      <text:p text:style-name="P17">#2015-11-19</text:p>
      <text:p text:style-name="P21">#Apache configuration: tell Apache that we are here at URL /localhost/ProjectLogs</text:p>
      <text:p text:style-name="P21">#symlink: ln -s /&lt;path to&gt;/apache.conf /etc/apache2/conf-enabled/ProjectLogs.conf</text:p>
      <text:p text:style-name="P44"># <text:s/>or use a2ensite command</text:p>
      <text:p text:style-name="P21">#Add to /etc/hosts:</text:p>
      <text:p text:style-name="P21">#127.0.0.1 ProjectLogs</text:p>
      <text:p text:style-name="P21">#</text:p>
      <text:p text:style-name="P21">#note that in order to keep the localhost default page at /var/www it was necessary to</text:p>
      <text:p text:style-name="P21">#sudo ln -s /etc/apache2/sites-available/000-default.conf /etc/apache2/conf-enabled/000-default.conf</text:p>
      <text:p text:style-name="P21">#because 000-default.conf was sym-linked into /etc/apache2/sites-enabled and wasn't seen <text:soft-page-break/>correctly</text:p>
      <text:p text:style-name="P21">#that is, this Vhost was the default:</text:p>
      <text:p text:style-name="P21"/>
      <text:p text:style-name="P21">&lt;VirtualHost *:80&gt;</text:p>
      <text:p text:style-name="P21">#Point to the 'development' site:</text:p>
      <text:p text:style-name="P21"><text:tab/>ServerName ProjectLogs</text:p>
      <text:p text:style-name="P21"><text:tab/>ServerAlias ProjectLogs</text:p>
      <text:p text:style-name="P21"><text:tab/>DocumentRoot /&lt;directory path to&gt;/ProjectLogs</text:p>
      <text:p text:style-name="P21">#test redirect to https:</text:p>
      <text:p text:style-name="P21"><text:tab/>&lt;Directory /&lt;directory path to&gt;/ProjectLogs&gt;</text:p>
      <text:p text:style-name="P21"><text:tab/><text:tab/>Options Indexes FollowSymLinks</text:p>
      <text:p text:style-name="P21"><text:tab/><text:tab/>AllowOverride None</text:p>
      <text:p text:style-name="P21"><text:tab/><text:tab/>Require all granted</text:p>
      <text:p text:style-name="P21"><text:tab/>&lt;/Directory&gt;</text:p>
      <text:p text:style-name="P21">&lt;/VirtualHost&gt;</text:p>
      <text:p text:style-name="P30"/>
      <text:p text:style-name="P30">To create the SSH key and certificate, create a directory ./ssl, then do the following:</text:p>
      <text:p text:style-name="P8"/>
      <text:p text:style-name="P9"><text:span text:style-name="T4">1</text:span>:<text:tab/>Create the Certificate and private key:</text:p>
      <text:p text:style-name="P18">From https://www.digitalocean.com/community/tutorials/how-to-create-a-ssl-certificate-on-apache-for-ubuntu-14-04:</text:p>
      <text:p text:style-name="P22">sudo openssl req -x509 -nodes -days 365<text:span text:style-name="T5">2</text:span> -newkey rsa:2048 -keyout /<text:span text:style-name="T3">&lt;path to&gt;/ProjectLogs</text:span>/ssl/<text:span text:style-name="T7">ProjectLogs</text:span>.key -out /<text:span text:style-name="T3">&lt;path to&gt;/ProjectLogs</text:span>/ssl/<text:span text:style-name="T7">ProjectLogs</text:span>.crt</text:p>
      <text:list xml:id="list1492001176" text:style-name="L4">
        <text:list-item>
          <text:p text:style-name="P41">openssl: The basic command line tool</text:p>
        </text:list-item>
        <text:list-item>
          <text:p text:style-name="P41">req: Specifies a subcommand for X.509 certificate signing request (CSR). </text:p>
        </text:list-item>
        <text:list-item>
          <text:p text:style-name="P41">-x509: Make a self-signed certificate file instead of generating a certificate request.</text:p>
        </text:list-item>
        <text:list-item>
          <text:p text:style-name="P41">-nodes: No password protection on key file; allows Apache to start automatically.</text:p>
        </text:list-item>
        <text:list-item>
          <text:p text:style-name="P41">-days 365: Certificate valid for <text:s/><text:span text:style-name="T6">ten </text:span>year<text:span text:style-name="T6">s</text:span>.</text:p>
        </text:list-item>
        <text:list-item>
          <text:p text:style-name="P41">-newkey rsa:2048: Create both and private key; generate a 2048 bit RSA key.</text:p>
        </text:list-item>
        <text:list-item>
          <text:p text:style-name="P41">-keyout: Output file for the private key file.</text:p>
        </text:list-item>
        <text:list-item>
          <text:p text:style-name="P42">-out: Output file for the certificate.</text:p>
        </text:list-item>
      </text:list>
      <text:p text:style-name="P23"><text:span text:style-name="T5">T</text:span>hen <text:span text:style-name="T5">answer thes</text:span>e questions: <text:span text:style-name="T5">(</text:span>“.” <text:span text:style-name="T5">answers are left blank)</text:span></text:p>
      <text:p text:style-name="P23">Country Name (2 letter code) [AU]:.</text:p>
      <text:p text:style-name="P23">State or Province Name (full name) [Some-State]:.</text:p>
      <text:p text:style-name="P23">Locality Name (eg, city) []:.</text:p>
      <text:p text:style-name="P23">Organization Name (eg, company) [Internet Widgits Pty Ltd]:<text:span text:style-name="T9">ProjectLogs</text:span></text:p>
      <text:p text:style-name="P23">Organizational Unit Name (eg, section) []:<text:span text:style-name="T9">ProjectLogs</text:span></text:p>
      <text:p text:style-name="P23">Common Name (e.g. server FQDN or YOUR name) []:<text:span text:style-name="T9">ProjectLogs</text:span></text:p>
      <text:p text:style-name="P23">Email Address []:.</text:p>
      <text:p text:style-name="P24"/>
      <text:p text:style-name="P24">View the certificate with: openssl x509 -in <text:span text:style-name="T7">ProjectLogs</text:span>.crt -text -noout</text:p>
      <text:p text:style-name="P8"/>
      <text:p text:style-name="P10"><text:span text:style-name="T4">2</text:span>:<text:tab/>Create the <text:span text:style-name="T13">virtual host:</text:span></text:p>
      <text:p text:style-name="P19">&lt;IfModule mod_ssl.c&gt;</text:p>
      <text:p text:style-name="P25"><text:s text:c="4"/>&lt;VirtualHost _default_:443&gt;</text:p>
      <text:p text:style-name="P25"><text:s text:c="8"/>ServerAdmin <text:span text:style-name="T14">webmaster@localhost</text:span></text:p>
      <text:p text:style-name="P25"><text:s text:c="8"/>ServerName <text:span text:style-name="T10">ProjectLogs</text:span><text:span text:style-name="T14"><text:tab/><text:tab/>(added line)</text:span></text:p>
      <text:p text:style-name="P26"><text:span text:style-name="T18"><text:s text:c="8"/>ServerAlias <text:s/></text:span><text:span text:style-name="T10">ProjectLogs</text:span></text:p>
      <text:p text:style-name="P26"><text:s text:c="8"/>DocumentRoot /<text:span text:style-name="T3">&lt;path to&gt;</text:span><text:span text:style-name="T11">/</text:span><text:span text:style-name="T10">ProjectLogs</text:span></text:p>
      <text:p text:style-name="P26"><text:span text:style-name="T18"><text:s text:c="7"/>&lt;Directory /&lt;path to&gt;</text:span><text:span text:style-name="T11">/</text:span><text:span text:style-name="T10">ProjectLogs</text:span><text:span text:style-name="T18">&gt;</text:span></text:p>
      <text:p text:style-name="P29"><text:tab/>Options Indexes FollowSymLinks</text:p>
      <text:p text:style-name="P29"><text:tab/>AllowOverride None</text:p>
      <text:p text:style-name="P29"><text:tab/>Require all granted</text:p>
      <text:p text:style-name="P29"><text:soft-page-break/><text:s text:c="7"/>&lt;/Directory&gt;</text:p>
      <text:p text:style-name="P26"><text:s text:c="8"/>ErrorLog ${APACHE_LOG_DIR}/error.log</text:p>
      <text:p text:style-name="P25"><text:s text:c="8"/>CustomLog ${APACHE_LOG_DIR}/access.log combined</text:p>
      <text:p text:style-name="P25"><text:s text:c="8"/>SSLEngine on</text:p>
      <text:p text:style-name="P25"><text:s text:c="8"/>SSLCertificateFile /<text:span text:style-name="T3">&lt;path to&gt;</text:span><text:span text:style-name="T11">/</text:span><text:span text:style-name="T10">ProjectLogs</text:span><text:span text:style-name="T11">/ssl/</text:span><text:span text:style-name="T10">ProjectLogs</text:span><text:span text:style-name="T8">.crt</text:span></text:p>
      <text:p text:style-name="P25"><text:s text:c="8"/>SSLCertificateKeyFile <text:span text:style-name="T8">/</text:span><text:span text:style-name="T12">&lt;path to&gt;</text:span><text:span text:style-name="T11">/</text:span><text:span text:style-name="T10">ProjectLogs</text:span><text:span text:style-name="T11">/</text:span><text:span text:style-name="T8">ssl/</text:span><text:span text:style-name="T10">ProjectLogs</text:span><text:span text:style-name="T8">.key</text:span></text:p>
      <text:p text:style-name="P25"><text:s text:c="8"/>&lt;FilesMatch "\.(cgi|shtml|phtml|php)$"&gt;</text:p>
      <text:p text:style-name="P25"><text:s text:c="24"/>SSLOptions +StdEnvVars</text:p>
      <text:p text:style-name="P25"><text:s text:c="8"/>&lt;/FilesMatch&gt;</text:p>
      <text:p text:style-name="P25"><text:s text:c="8"/>&lt;Directory /usr/lib/cgi-bin&gt;</text:p>
      <text:p text:style-name="P25"><text:s text:c="24"/>SSLOptions +StdEnvVars</text:p>
      <text:p text:style-name="P25"><text:s text:c="8"/>&lt;/Directory&gt;</text:p>
      <text:p text:style-name="P25"><text:s text:c="8"/>BrowserMatch "MSIE [2-6]" \</text:p>
      <text:p text:style-name="P25"><text:s text:c="24"/>nokeepalive ssl-unclean-shutdown \</text:p>
      <text:p text:style-name="P25"><text:s text:c="24"/>downgrade-1.0 force-response-1.0</text:p>
      <text:p text:style-name="P25"><text:s text:c="8"/>BrowserMatch "MSIE [17-9]" ssl-unclean-shutdown</text:p>
      <text:p text:style-name="P25"><text:s text:c="4"/>&lt;/VirtualHost&gt;</text:p>
      <text:p text:style-name="P25"><text:s text:c="4"/>&lt;/IfModule&gt;</text:p>
      <text:p text:style-name="P25"/>
      <text:p text:style-name="P27">symlink: ln -s /<text:span text:style-name="T3">&lt;path to&gt;</text:span>/<text:span text:style-name="T15">ProjectLogs</text:span>/ssl/default-ssl.conf /etc/apache2/sites-enabled/SR2S-ssl.conf </text:p>
      <text:p text:style-name="P27"/>
      <text:p text:style-name="P28">Add to apache.conf virtual host for <text:span text:style-name="T15">ProjectLogs</text:span> to test redirect of http: to https:</text:p>
      <text:p text:style-name="P28">#test redirect to https: </text:p>
      <text:p text:style-name="P28">#<text:tab/>Redirect permanent / https://<text:span text:style-name="T15">ProjectLogs</text:span>/ </text:p>
      <text:p text:style-name="P8"/>
      <text:p text:style-name="P11"><text:span text:style-name="T3">3</text:span>:</text:p>
      <text:p text:style-name="P20">Bring up each site and instruct the browser to accept the self-signed certificates.</text:p>
      <text:p text:style-name="P8"/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20:23:16.340175738</meta:creation-date>
    <dc:date>2018-06-14T16:04:20.180741432</dc:date>
    <meta:editing-duration>P1DT2H1M58S</meta:editing-duration>
    <meta:editing-cycles>22</meta:editing-cycles>
    <meta:generator>LibreOffice/6.0.3.2$Linux_X86_64 LibreOffice_project/00m0$Build-2</meta:generator>
    <meta:document-statistic meta:table-count="0" meta:image-count="0" meta:object-count="0" meta:page-count="4" meta:paragraph-count="131" meta:word-count="882" meta:character-count="6641" meta:non-whitespace-character-count="5646"/>
  </office:meta>
</office:document-meta>
</file>